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weight="bold" style:font-weight-asian="bold"/>
    </style:style>
    <style:style style:name="P2" style:family="paragraph" style:parent-style-name="Standard">
      <style:paragraph-properties fo:text-align="justify" style:justify-single-word="false"/>
      <style:text-properties fo:color="#ff0000" fo:font-weight="bold" style:font-weight-asian="bold"/>
    </style:style>
    <style:style style:name="P3" style:family="paragraph" style:parent-style-name="Standard">
      <style:paragraph-properties fo:margin-top="0cm" fo:margin-bottom="0cm" style:contextual-spacing="false" style:line-height-at-least="0.445cm" fo:text-align="justify" style:justify-single-word="false"/>
      <style:text-properties fo:color="#000000" fo:font-weight="bold" fo:background-color="#f4f4f3" style:font-name-asian="Times New Roman" style:language-asian="en" style:country-asian="CA" style:font-weight-asian="bold" style:font-name-complex="Helvetica" style:font-weight-complex="bold"/>
    </style:style>
    <style:style style:name="P4" style:family="paragraph" style:parent-style-name="Standard" style:master-page-name="Standard">
      <style:paragraph-properties fo:margin-top="0cm" fo:margin-bottom="0cm" style:contextual-spacing="false" style:line-height-at-least="0.445cm" fo:text-align="justify" style:justify-single-word="false" style:page-number="auto"/>
      <style:text-properties fo:color="#ff0000" fo:font-weight="bold" fo:background-color="#f4f4f3" style:font-name-asian="Times New Roman" style:language-asian="en" style:country-asian="CA" style:font-weight-asian="bold" style:font-name-complex="Helvetica" style:font-weight-complex="bold"/>
    </style:style>
    <style:style style:name="T1" style:family="text">
      <style:text-properties fo:color="#ff0000" fo:font-size="10pt" fo:font-weight="bold" fo:background-color="#ffffff" loext:char-shading-value="0" style:font-size-asian="10pt" style:font-weight-asian="bold" style:font-size-complex="10pt"/>
    </style:style>
    <style:style style:name="T2" style:family="text">
      <style:text-properties fo:color="#444444" fo:font-size="10pt" fo:font-weight="bold" style:font-size-asian="10pt" style:font-weight-asian="bold" style:font-size-complex="10pt"/>
    </style:style>
    <style:style style:name="T3" style:family="text">
      <style:text-properties fo:color="#444444" fo:font-size="10pt" fo:font-weight="bold" fo:background-color="#ffffff" loext:char-shading-value="0" style:font-size-asian="10pt" style:font-weight-asian="bold" style:font-size-complex="10pt"/>
    </style:style>
    <style:style style:name="T4" style:family="text">
      <style:text-properties fo:color="#444444" fo:font-size="10pt" fo:font-weight="bold" fo:background-color="#ffffff" loext:char-shading-value="0" style:font-size-asian="10pt" style:font-weight-asian="bold" style:font-name-complex="Times New Roman" style:font-size-complex="10pt"/>
    </style:style>
    <style:style style:name="T5" style:family="text">
      <style:text-properties fo:color="#444444" fo:font-size="10pt" fo:font-weight="bold" fo:background-color="#ffffff" loext:char-shading-value="0" style:font-size-asian="10pt" style:font-weight-asian="bold" style:font-name-complex="Cambria"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LAUDYNE CHEVRIER<text:bookmark-start text:name="__DdeLink__192_2070658841"/><text:bookmark-start text:name="__DdeLink__194_2070658841"/><text:bookmark-start text:name="__DdeLink__196_2070658841"/></text:p>
      <text:p text:style-name="P3">Claudyne Chevrier completed a Bachelor in Anthropology at Université de Montréal (2008) and a Masters in Community Health (2012) in the Social and Preventive Medicine Department of the same university. Her  specific  interests  lie  in  the  interactions  between  social  determinants  of  health and  social inequalities  and  the  accessibility  to  quality  health  care, particularly in relations to gender inequalities. For her Masters thesis, she completed 4 months of field work in Mysore, India, in a sex workers organization focusing on the HIV/AIDS-related care and support services that they organize for their members. Her Ph.D project focuses on the history of intervientions around the sex trade in Winnipeg, and on access to health care for sex trade workers. Claudyne is a Manitoba Health Research Council Graduate Fellow and a trainee in the CIHR International Infectious Disease and Global Health Training Program.  <text:bookmark-end text:name="__DdeLink__192_2070658841"/><text:bookmark-end text:name="__DdeLink__194_2070658841"/><text:bookmark-end text:name="__DdeLink__196_2070658841"/></text:p>
      <text:p text:style-name="P1"/>
      <text:p text:style-name="P2"><text:bookmark text:name="__DdeLink__174_2070658841"/></text:p>
      <text:p text:style-name="P2"><text:bookmark text:name="__DdeLink__176_2070658841"/><text:bookmark text:name="__DdeLink__178_2070658841"/></text:p>
      <text:p text:style-name="P2"/>
      <text:p text:style-name="P2"/>
      <text:p text:style-name="P2"><text:bookmark text:name="_GoBack"/></text:p>
      <text:p text:style-name="Standard"><text:span text:style-name="T2"><text:line-break/><text:line-break/><text:line-break/></text:span><text:span text:style-name="T5"> </text:span><text:span text:style-name="T2"><text:line-break/></text:span><text:span text:style-name="T5"> </text:span><text:span text:style-name="T2"><text:line-break/></text:span><text:span text:style-name="T1">DANNY BLAIR</text:span><text:bookmark-start text:name="__DdeLink__190_2070658841"/><text:span text:style-name="T2"><text:line-break/></text:span><text:span text:style-name="T3">Dr. Danny Blair</text:span><text:span text:style-name="T4">’</text:span><text:span text:style-name="T3">s research interests and activities are largely concerned with the detection and characterization of climate variability and change on the Canadian prairies. He is interested in the effects that large-scale teleconnections (i.e., ENSO, PNA, PDO, AO) have on the prairie climate and is very concerned about the impacts that global warming is having, and will have, on the region.</text:span><text:span text:style-name="T5"> </text:span><text:span text:style-name="apple-converted-space"><text:span text:style-name="T5"> </text:span></text:span><text:span text:style-name="T2"><text:line-break/></text:span><text:span text:style-name="T3">He is a professor in the Department of Geography at The University of Winnipeg and was named the PARC-Manitoba Hydro Climate Change Research Professor in 2004. Most recently, he became the Director of the Climate Studies Institute at The University of Winnipeg</text:span><text:span text:style-name="T4">’</text:span><text:span text:style-name="T3">s Global College. Blair is also an adjunct professor at the University of Manitoba, Co-Chair of Manitoba</text:span><text:span text:style-name="T4">’</text:span><text:span text:style-name="T3">s Climate Change Connection, and a frequent contributor to newspaper, radio, and television stories about climate variability and global warming.</text:span><text:span text:style-name="T2"><text:line-break/></text:span><text:bookmark-end text:name="__DdeLink__190_2070658841"/><text:span text:style-name="T2"><text:line-break/><text:line-break/><text:line-break/></text:span><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CA"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xolotl</meta:initial-creator>
    <dc:creator>Chris </dc:creator>
    <meta:editing-cycles>1</meta:editing-cycles>
    <meta:creation-date>2015-05-13T02:14:00</meta:creation-date>
    <dc:date>2015-06-16T03:52:35.078275098</dc:date>
    <meta:editing-duration>PT18S</meta:editing-duration>
    <meta:generator>LibreOffice/4.2.8.2$Linux_X86_64 LibreOffice_project/420m0$Build-2</meta:generator>
    <meta:document-statistic meta:table-count="0" meta:image-count="0" meta:object-count="0" meta:page-count="1" meta:paragraph-count="3" meta:word-count="281" meta:character-count="1884" meta:non-whitespace-character-count="157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